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loadForm.setFile( Form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Form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Form.getFileData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upload( Upload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ploadForm.validate( ActionMapping mapping , HttpServletRequest req , ActionMessages erro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ploadForm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Form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